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Christentum</text:p>
          </table:table-cell>
          <table:table-cell office:value-type="float" office:value="1548592000">
            <text:p>1548592000</text:p>
          </table:table-cell>
          <table:table-cell>
            <draw:frame table:end-cell-address="Tabelle1.J21" table:end-x="0.293cm" table:end-y="0.067cm" draw:z-index="0" draw:style-name="gr1" draw:text-style-name="P1" svg:width="15.999cm" svg:height="8.999cm" svg:x="0.101cm" svg:y="0.1cm">
              <draw:object draw:notify-on-update-of-ranges="Tabelle1.A1:Tabelle1.A5 Tabelle1.B1:Tabelle1.B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Islam</text:p>
          </table:table-cell>
          <table:table-cell office:value-type="float" office:value="817065000">
            <text:p>817065000</text:p>
          </table:table-cell>
          <table:table-cell/>
        </table:table-row>
        <table:table-row table:style-name="ro1">
          <table:table-cell office:value-type="string">
            <text:p>Hinduismus</text:p>
          </table:table-cell>
          <table:table-cell office:value-type="float" office:value="647567000">
            <text:p>647567000</text:p>
          </table:table-cell>
          <table:table-cell/>
        </table:table-row>
        <table:table-row table:style-name="ro1">
          <table:table-cell office:value-type="string">
            <text:p>Buddhismus</text:p>
          </table:table-cell>
          <table:table-cell office:value-type="float" office:value="295570000">
            <text:p>295570000</text:p>
          </table:table-cell>
          <table:table-cell/>
        </table:table-row>
        <table:table-row table:style-name="ro1">
          <table:table-cell office:value-type="string">
            <text:p>Judentum</text:p>
          </table:table-cell>
          <table:table-cell office:value-type="float" office:value="17838000">
            <text:p>17838000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4">04.06.2020</text:date>, <text:time>08:25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par Kroll</meta:initial-creator>
    <meta:creation-date>2020-06-04T08:21:04.54</meta:creation-date>
    <dc:date>2020-06-04T08:25:48.90</dc:date>
    <dc:creator>Caspar Kroll</dc:creator>
    <meta:editing-duration>PT4M48S</meta:editing-duration>
    <meta:editing-cycles>1</meta:editing-cycles>
    <meta:document-statistic meta:table-count="3" meta:cell-count="10" meta:object-count="1"/>
    <meta:generator>OpenOffice/4.1.7$Win32 OpenOffice.org_project/417m1$Build-98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34cm" svg:y="3.14cm" style:legend-expansion="high" chart:style-name="ch2"/>
        <chart:plot-area chart:style-name="ch3" table:cell-range-address="Tabelle1.A1:Tabelle1.B5" chart:data-source-has-labels="column" svg:x="0.32cm" svg:y="0.675cm" svg:width="12.7cm" svg:height="8.145cm">
          <chartooo:coordinate-region svg:x="3.196cm" svg:y="1.249cm" svg:width="7.224cm" svg:height="7.224cm"/>
          <chart:axis chart:dimension="x" chart:name="primary-x" chart:style-name="ch4" chartooo:axis-type="auto">
            <chartooo:date-scale/>
            <chart:categories table:cell-range-address="Tabelle1.A1:Tabelle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1:Tabelle1.B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Christentum</text:p>
                <draw:g>
                  <svg:desc>Tabelle1.A1:Tabelle1.A5</svg:desc>
                </draw:g>
              </table:table-cell>
              <table:table-cell office:value-type="float" office:value="1548592000">
                <text:p>1548592000</text:p>
                <draw:g>
                  <svg:desc>Tabelle1.B1:Tabelle1.B5</svg:desc>
                </draw:g>
              </table:table-cell>
            </table:table-row>
            <table:table-row>
              <table:table-cell office:value-type="string">
                <text:p>Islam</text:p>
              </table:table-cell>
              <table:table-cell office:value-type="float" office:value="817065000">
                <text:p>817065000</text:p>
              </table:table-cell>
            </table:table-row>
            <table:table-row>
              <table:table-cell office:value-type="string">
                <text:p>Hinduismus</text:p>
              </table:table-cell>
              <table:table-cell office:value-type="float" office:value="647567000">
                <text:p>647567000</text:p>
              </table:table-cell>
            </table:table-row>
            <table:table-row>
              <table:table-cell office:value-type="string">
                <text:p>Buddhismus</text:p>
              </table:table-cell>
              <table:table-cell office:value-type="float" office:value="295570000">
                <text:p>295570000</text:p>
              </table:table-cell>
            </table:table-row>
            <table:table-row>
              <table:table-cell office:value-type="string">
                <text:p>Judentum</text:p>
              </table:table-cell>
              <table:table-cell office:value-type="float" office:value="17838000">
                <text:p>17838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